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chueler_Nachname</text:p>
          </table:table-cell>
          <table:table-cell table:style-name="ce1" office:value-type="string">
            <text:p>Schueler_Vorname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Lehrer</text:p>
          </table:table-cell>
        </table:table-row>
        <table:table-row table:style-name="ro1">
          <table:table-cell office:value-type="string">
            <text:p>Keßler</text:p>
          </table:table-cell>
          <table:table-cell office:value-type="string">
            <text:p>Mabel</text:p>
          </table:table-cell>
          <table:table-cell office:value-type="string">
            <text:p>Weimar</text:p>
          </table:table-cell>
          <table:table-cell office:value-type="string">
            <text:p>Kutik</text:p>
          </table:table-cell>
        </table:table-row>
        <table:table-row table:style-name="ro1">
          <table:table-cell office:value-type="string">
            <text:p>Noushinfar</text:p>
          </table:table-cell>
          <table:table-cell office:value-type="string">
            <text:p>Shafagh</text:p>
          </table:table-cell>
          <table:table-cell office:value-type="string">
            <text:p>Weimar</text:p>
          </table:table-cell>
          <table:table-cell office:value-type="string">
            <text:p>Kutik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2:20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ias Schulz</meta:initial-creator>
    <meta:creation-date>2010-02-22T12:20:07</meta:creation-date>
    <dc:date>2010-02-22T12:20:24</dc:date>
    <dc:creator>Tobias Schulz</dc:creator>
    <meta:editing-duration>PT00H00M17S</meta:editing-duration>
    <meta:editing-cycles>1</meta:editing-cycles>
    <meta:document-statistic meta:table-count="3" meta:cell-count="12" meta:object-count="0"/>
    <meta:generator>OpenOffice.org/3.1$Linux OpenOffice.org_project/310m19$Build-9420</meta:generator>
  </office:meta>
</office:document-meta>
</file>